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eroConfServiceListe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Plugin.isConnectedTo( Servic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lugin.pluginStopped( Plugi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eroConfPlugin.getPreferenceFil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lugin.deviceRemoved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eroConfPlugin.pluginStarted( Plugi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eroConfPlugin.ZeroConf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lugin.insertToLeftOfHelp( JMenuBar menuBar , JMenu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eroConfPlugi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ServiceListener.serviceRemov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ServiceListener.serviceResolv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Plugin.activateOp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ZeroConfPlugin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eroConfPlugi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Plugin.connectTo( Service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ZeroConfPlugin.tableChanged( TableModel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eroConfPlugin.disconnectFrom( Service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ZeroConfPlugin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Plug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nectorMouseListener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eroConfPlugin.deviceDiscovered( final ServiceInfo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ZeroConfPlugin.setIconIf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eroConfPlugin.locateMatchingMenuItem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eroConfServiceListener.serviceAdded( final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eroConfPlugin.injectMenu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nectorMouseListener.mouseClick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